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15347*"/>
    </style:style>
    <style:style style:name="CardTable.B" style:family="table-column">
      <style:table-column-properties style:column-width="0.2in" style:rel-column-width="1329*"/>
    </style:style>
    <style:style style:name="CardTable.C" style:family="table-column">
      <style:table-column-properties style:column-width="2.3097in" style:rel-column-width="15352*"/>
    </style:style>
    <style:style style:name="CardTable.G" style:family="table-column">
      <style:table-column-properties style:column-width="2.3313in" style:rel-column-width="1549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2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71445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rsid="001d0ce7" officeooo:paragraph-rsid="00271445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rsid="001d0ce7" officeooo:paragraph-rsid="00271445"/>
    </style:style>
    <style:style style:name="P9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 officeooo:paragraph-rsid="002cb2e6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rsid="001d0ce7" officeooo:paragraph-rsid="002cb2e6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</style:style>
    <style:style style:name="P14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15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16" style:family="paragraph" style:parent-style-name="Table_20_Contents">
      <style:paragraph-properties>
        <style:tab-stops>
          <style:tab-stop style:position="2.0417in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1"><text:s/></text:p>
            <text:p text:style-name="P6"/>
            <text:p text:style-name="P6"/>
            <text:p text:style-name="P6"/>
            <text:p text:style-name="P8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4"/>
            <text:p text:style-name="P5"/>
            <text:p text:style-name="P5"/>
            <text:p text:style-name="P4"/>
            <text:p text:style-name="P4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4"/>
            <text:p text:style-name="P12">"Tiger" - Chi: +2 Effect.</text:p>
            <text:p text:style-name="P4"/>
            <text:p text:style-name="P7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2"/>
            <text:p text:style-name="P11">"Crane" - Chi: Draw a card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3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1"><text:s/></text:p>
            <text:p text:style-name="P6"/>
            <text:p text:style-name="P6"/>
            <text:p text:style-name="P6"/>
            <text:p text:style-name="P8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4"/>
            <text:p text:style-name="P4"/>
            <text:p text:style-name="P4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4"/>
            <text:p text:style-name="P12">"Tiger" - Chi: +2 Effect.</text:p>
            <text:p text:style-name="P4"/>
            <text:p text:style-name="P7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2"/>
            <text:p text:style-name="P11">"Crane" - Chi: Draw a card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34:39.889000000</dc:date>
    <meta:editing-duration>PT8M58S</meta:editing-duration>
    <meta:editing-cycles>7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6" meta:word-count="22" meta:character-count="104" meta:non-whitespace-character-count="84"/>
  </office:meta>
</office:document-meta>
</file>